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left="-0.4374in" fo:margin-right="-0.5in" fo:text-indent="0in" style:auto-text-indent="false"/>
    </style:style>
    <style:style style:name="P2" style:family="paragraph" style:parent-style-name="Standard">
      <style:paragraph-properties fo:margin-left="-0.4374in" fo:margin-right="-0.5in" fo:line-height="115%" fo:text-indent="0in" style:auto-text-indent="false"/>
    </style:style>
    <style:style style:name="P3" style:family="paragraph" style:parent-style-name="Standard">
      <style:paragraph-properties fo:margin-left="-0.4374in" fo:margin-right="-0.5in" fo:line-height="115%" fo:text-align="end" style:justify-single-word="false" fo:text-indent="0in" style:auto-text-indent="false"/>
    </style:style>
    <style:style style:name="P4" style:family="paragraph" style:parent-style-name="Standard">
      <style:paragraph-properties fo:margin-left="-0.4374in" fo:margin-right="-0.5in" fo:line-height="115%" fo:text-indent="0in" style:auto-text-indent="false"/>
      <style:text-properties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left="-0.4374in" fo:margin-right="-0.5in" fo:line-height="115%" fo:text-indent="0in" style:auto-text-indent="false"/>
      <style:text-properties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P6" style:family="paragraph" style:parent-style-name="Standard" style:master-page-name="Standard">
      <style:paragraph-properties fo:margin-left="-0.4374in" fo:margin-right="-0.5in" fo:text-indent="0in" style:auto-text-indent="false" style:page-number="1"/>
    </style:style>
    <style:style style:name="P7" style:family="paragraph" style:parent-style-name="Standard" style:list-style-name="WWNum1">
      <style:paragraph-properties fo:margin-left="0.5in" fo:margin-right="-0.5in" fo:line-height="115%" fo:text-indent="-0.25in" style:auto-text-indent="false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fo:font-size="22pt" style:font-name-asian="Proxima Nova1" style:font-size-asian="22pt" style:font-name-complex="Proxima Nova1" style:font-size-complex="22pt"/>
    </style:style>
    <style:style style:name="T3" style:family="text">
      <style:text-properties style:font-name="Proxima Nova" fo:font-size="10pt" style:font-name-asian="Proxima Nova1" style:font-size-asian="10pt" style:font-name-complex="Proxima Nova1" style:font-size-complex="10pt"/>
    </style:style>
    <style:style style:name="T4" style:family="text">
      <style:text-properties style:font-name="Proxima Nova" fo:font-size="10pt" style:font-name-asian="Proxima Nova1" style:font-size-asian="10pt" style:font-name-complex="Proxima Nova1" style:font-size-complex="10pt" fo:background-color="#ffffff"/>
    </style:style>
    <style:style style:name="T5" style:family="text">
      <style:text-properties style:font-name="Proxima Nova" fo:font-size="10pt" fo:font-weight="bold" style:font-name-asian="Proxima Nova1" style:font-size-asian="10pt" style:font-weight-asian="bold" style:font-name-complex="Proxima Nova1" style:font-size-complex="10pt"/>
    </style:style>
    <style:style style:name="T6" style:family="text"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7" style:family="text">
      <style:text-properties style:font-name="Proxima Nova" fo:font-size="12pt" style:font-name-asian="Proxima Nova1" style:font-size-asian="12pt" style:font-name-complex="Proxima Nov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atthew Banks</text:span></text:p>
      <text:p text:style-name="P3"><text:span text:style-name="T3">207-699-8583 ⦁ banksmatthewd@gmail.com</text:span></text:p>
      <text:p text:style-name="P3"><text:span text:style-name="T3"><text:s/>mdbux.squarespace.com</text:span></text:p>
      <text:p text:style-name="P2"><text:span text:style-name="T3">…………………………………………………………………………………………………………...……………………………………………………………….……… </text:span><text:span text:style-name="T6">ABOUT ME</text:span><text:span text:style-name="T3"> </text:span><text:span text:style-name="T4">I am a disciple of the UX Design Process. My high octane personality makes me an effective leader, an expert in team alignment, and a source of enthusiasm for myself and my teammates. Drawing from my military background, I embrace grace under pressure and thrive in roles where I can contribute to collaborative teams.</text:span></text:p>
      <text:p text:style-name="P4"/>
      <text:p text:style-name="P2"><text:span text:style-name="T3">……………………………………………………………………………………………………..……………………………………………………………………….. </text:span><text:span text:style-name="T6">HARD SKILLS</text:span></text:p>
      <text:p text:style-name="P2"><text:span text:style-name="T5">Wireframing: </text:span><text:span text:style-name="T3">Sketch, Adobe Illustrator</text:span></text:p>
      <text:p text:style-name="P2"><text:span text:style-name="T5">Prototyping: </text:span><text:span text:style-name="T3">InVision, Principle</text:span></text:p>
      <text:p text:style-name="P2"><text:span text:style-name="T5">Versioning:</text:span><text:span text:style-name="T3"> Abstract, Plant</text:span></text:p>
      <text:p text:style-name="P2"><text:span text:style-name="T5">Coding Languages: </text:span><text:span text:style-name="T3">HTML5</text:span></text:p>
      <text:p text:style-name="P2"><text:span text:style-name="T3">……………………………………………………………………………………………………………………………………………………….. </text:span><text:span text:style-name="T6">INDUSTRY EXPERIENCE</text:span></text:p>
      <text:p text:style-name="P2"><text:span text:style-name="T5">User Experience Design Immersive</text:span><text:span text:style-name="T3">, GENERAL ASSEMBLY,</text:span><text:span text:style-name="T5"> </text:span><text:span text:style-name="T3">Austin, TX</text:span><text:span text:style-name="T5"> </text:span><text:span text:style-name="T3">(Nov 2018 – Jan 2019)</text:span></text:p>
      <text:p text:style-name="P2"><text:span text:style-name="T3">Summary of experience</text:span></text:p>
      <text:list xml:id="list2756742331" text:style-name="WWNum1">
        <text:list-item>
          <text:p text:style-name="P7"><text:span text:style-name="T3">CapMETRO Mobile App Redesign</text:span></text:p>
        </text:list-item>
        <text:list-item>
          <text:p text:style-name="P7"><text:span text:style-name="T3">YETI Information Architecture Redesign</text:span></text:p>
        </text:list-item>
        <text:list-item>
          <text:p text:style-name="P7"><text:span text:style-name="T3">Alcye Front of House Redesign</text:span></text:p>
        </text:list-item>
      </text:list>
      <text:p text:style-name="P2"><text:span text:style-name="T3">……………………………………………………………………………………………............................................................................... </text:span><text:span text:style-name="T6">WORK EXPERIENCE</text:span></text:p>
      <text:p text:style-name="P2"><text:span text:style-name="T5">Runner</text:span><text:span text:style-name="T3">, Favor, Austin, TX (Sept 2018–Current)</text:span></text:p>
      <text:p text:style-name="P2"><text:span text:style-name="T3">Experience in customer satisfaction, listening and understanding needs, and time management</text:span></text:p>
      <text:p text:style-name="P5"/>
      <text:p text:style-name="P2"><text:span text:style-name="T5">Motor Transport Operator</text:span><text:span text:style-name="T3">, Texas Army National Guard, Waco, TX (Sept 2017–Current)</text:span></text:p>
      <text:p text:style-name="P2"><text:span text:style-name="T3">Experience in working under duress, military leadership, and clear communication</text:span></text:p>
      <text:p text:style-name="P5"/>
      <text:p text:style-name="P2"><text:span text:style-name="T3">……………………………………………………………………....... </text:span><text:span text:style-name="T6">COMMUNITY ENGAGEMENT/ VOLUNTEERING/AFFILIATIONS</text:span></text:p>
      <text:p text:style-name="P2"><text:span text:style-name="T5">Member, </text:span><text:span text:style-name="T3">Mormon Helping Hands, Austin, TX (July 2012–Current)</text:span></text:p>
      <text:p text:style-name="P2"><text:soft-page-break/><text:span text:style-name="T3">…………………………………………………………………………………………………………………………...….. </text:span><text:span text:style-name="T6">RECOGNITIONS/HONORS/AWARDS</text:span></text:p>
      <text:p text:style-name="P2"><text:bookmark text:name="_gjdgxs"/><text:span text:style-name="T5">National Defense Service Medal</text:span><text:span text:style-name="T3">, United States Army (February 2018)</text:span></text:p>
      <text:p text:style-name="P2"><text:span text:style-name="T3">……………………………………………………………………………………………………………………………………………………………..………………….</text:span><text:span text:style-name="T7"> </text:span><text:span text:style-name="T6">EDUCATION</text:span></text:p>
      <text:p text:style-name="P2"><text:span text:style-name="T5">General Assembly, </text:span><text:span text:style-name="T3">Austin, TX</text:span><text:span text:style-name="T5"> </text:span><text:span text:style-name="T3">(Nov 2018-Jan 2019)</text:span></text:p>
      <text:p text:style-name="P2"><text:span text:style-name="T3">User Experience Design Immersive</text:span></text:p>
      <text:p text:style-name="P4"/>
      <text:p text:style-name="P2"><text:span text:style-name="T5">Texas A&amp;M University</text:span><text:span text:style-name="T3">, College Station, Texas (Aug 2016–May 2017)</text:span></text:p>
      <text:p text:style-name="P2"><text:span text:style-name="T3">Mechanical Engineering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205" meta:character-count="1913" meta:non-whitespace-character-count="1742"/>
    <meta:generator>LibreOfficeDev/6.0.5.2$Linux_X86_64 LibreOffice_project/</meta:generator>
  </office:meta>
</office:document-meta>
</file>